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7000000DADCB11B79E65BDA9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18.137cm" svg:x2="21.72cm" svg:y2="18.137cm">
          <text:p/>
        </draw:line>
        <draw:line draw:style-name="gr1" draw:text-style-name="P1" draw:layer="layout" svg:x1="0.892cm" svg:y1="22.737cm" svg:x2="21.72cm" svg:y2="22.737cm">
          <text:p/>
        </draw:line>
        <draw:line draw:style-name="gr2" draw:text-style-name="P1" draw:layer="layout" svg:x1="2.024cm" svg:y1="0.619cm" svg:x2="2.024cm" svg:y2="27.797cm">
          <text:p/>
        </draw:line>
        <draw:line draw:style-name="gr2" draw:text-style-name="P1" draw:layer="layout" svg:x1="14.977cm" svg:y1="0.492cm" svg:x2="14.977cm" svg:y2="27.67cm">
          <text:p/>
        </draw:line>
        <draw:line draw:style-name="gr2" draw:text-style-name="P1" draw:layer="layout" svg:x1="8.577cm" svg:y1="0.492cm" svg:x2="8.577cm" svg:y2="27.67cm">
          <text:p/>
        </draw:line>
        <draw:g>
          <draw:line draw:style-name="gr1" draw:text-style-name="P1" draw:layer="layout" svg:x1="0.892cm" svg:y1="4.637cm" svg:x2="21.72cm" svg:y2="4.637cm">
            <text:p/>
          </draw:line>
          <draw:frame draw:style-name="gr3" draw:text-style-name="P1" draw:layer="layout" svg:width="6.348cm" svg:height="3.69cm" svg:x="2.219cm" svg:y="0.666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0.666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0.666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  <draw:g>
          <draw:line draw:style-name="gr1" draw:text-style-name="P1" draw:layer="layout" svg:x1="0.892cm" svg:y1="9.238cm" svg:x2="21.72cm" svg:y2="9.238cm">
            <text:p/>
          </draw:line>
          <draw:frame draw:style-name="gr3" draw:text-style-name="P1" draw:layer="layout" svg:width="6.348cm" svg:height="3.69cm" svg:x="2.219cm" svg:y="4.9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4.9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4.967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  <draw:line draw:style-name="gr1" draw:text-style-name="P1" draw:layer="layout" svg:x1="0.892cm" svg:y1="18.138cm" svg:x2="21.72cm" svg:y2="18.138cm">
          <text:p/>
        </draw:line>
        <draw:g>
          <draw:line draw:style-name="gr1" draw:text-style-name="P1" draw:layer="layout" svg:x1="0.892cm" svg:y1="13.738cm" svg:x2="21.72cm" svg:y2="13.738cm">
            <text:p/>
          </draw:line>
          <draw:frame draw:style-name="gr3" draw:text-style-name="P1" draw:layer="layout" svg:width="6.348cm" svg:height="3.69cm" svg:x="2.219cm" svg:y="9.4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9.4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9.467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  <draw:g>
          <draw:line draw:style-name="gr1" draw:text-style-name="P1" draw:layer="layout" svg:x1="0.892cm" svg:y1="18.139cm" svg:x2="21.72cm" svg:y2="18.139cm">
            <text:p/>
          </draw:line>
          <draw:frame draw:style-name="gr3" draw:text-style-name="P1" draw:layer="layout" svg:width="6.348cm" svg:height="3.69cm" svg:x="2.219cm" svg:y="13.868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13.868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13.868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  <draw:line draw:style-name="gr1" draw:text-style-name="P1" draw:layer="layout" svg:x1="0.892cm" svg:y1="27.638cm" svg:x2="21.72cm" svg:y2="27.638cm">
          <text:p/>
        </draw:line>
        <draw:g>
          <draw:line draw:style-name="gr1" draw:text-style-name="P1" draw:layer="layout" svg:x1="0.892cm" svg:y1="22.738cm" svg:x2="21.72cm" svg:y2="22.738cm">
            <text:p/>
          </draw:line>
          <draw:frame draw:style-name="gr3" draw:text-style-name="P1" draw:layer="layout" svg:width="6.348cm" svg:height="3.69cm" svg:x="2.219cm" svg:y="18.4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18.467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18.467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  <draw:g>
          <draw:line draw:style-name="gr1" draw:text-style-name="P1" draw:layer="layout" svg:x1="0.892cm" svg:y1="27.439cm" svg:x2="21.72cm" svg:y2="27.439cm">
            <text:p/>
          </draw:line>
          <draw:frame draw:style-name="gr3" draw:text-style-name="P1" draw:layer="layout" svg:width="6.348cm" svg:height="3.69cm" svg:x="2.219cm" svg:y="23.168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8.619cm" svg:y="23.168cm">
            <draw:image xlink:href="Pictures/1000020100000177000000DADCB11B79E65BDA98.png" xlink:type="simple" xlink:show="embed" xlink:actuate="onLoad" draw:mime-type="image/png">
              <text:p/>
            </draw:image>
          </draw:frame>
          <draw:frame draw:style-name="gr3" draw:text-style-name="P1" draw:layer="layout" svg:width="6.348cm" svg:height="3.69cm" svg:x="15.019cm" svg:y="23.168cm">
            <draw:image xlink:href="Pictures/1000020100000177000000DADCB11B79E65BDA98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6-29T20:28:16.892000000</meta:creation-date>
    <dc:date>2018-07-14T20:17:53.760000000</dc:date>
    <meta:editing-duration>P1DT7M57S</meta:editing-duration>
    <meta:editing-cycles>5</meta:editing-cycles>
    <meta:generator>LibreOffice/7.1.3.2$Windows_X86_64 LibreOffice_project/47f78053abe362b9384784d31a6e56f8511eb1c1</meta:generator>
    <meta:print-date>2018-07-14T20:15:40.170000000</meta:print-date>
    <meta:document-statistic meta:object-count="37"/>
  </office:meta>
</office:document-meta>
</file>